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7492" officeooo:paragraph-rsid="000d7492"/>
    </style:style>
    <style:style style:name="P2" style:family="paragraph" style:parent-style-name="Standard">
      <style:text-properties officeooo:rsid="000d7492" officeooo:paragraph-rsid="000eb007"/>
    </style:style>
    <style:style style:name="P3" style:family="paragraph" style:parent-style-name="Standard">
      <style:text-properties officeooo:rsid="000eb007" officeooo:paragraph-rsid="000eb007"/>
    </style:style>
    <style:style style:name="P4" style:family="paragraph" style:parent-style-name="Standard">
      <style:text-properties officeooo:rsid="000ebdfc" officeooo:paragraph-rsid="000ebdfc"/>
    </style:style>
    <style:style style:name="P5" style:family="paragraph" style:parent-style-name="Standard">
      <style:text-properties style:text-underline-style="solid" style:text-underline-width="auto" style:text-underline-color="font-color" officeooo:rsid="000ebdfc" officeooo:paragraph-rsid="000ebdfc"/>
    </style:style>
    <style:style style:name="T1" style:family="text">
      <style:text-properties officeooo:rsid="000eb007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ebdfc"/>
    </style:style>
    <style:style style:name="T5" style:family="text">
      <style:text-properties officeooo:rsid="000fde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mup...you may need this cool morning!</text:p>
      <text:p text:style-name="P1">Binary…</text:p>
      <text:p text:style-name="P1">Count from 1 to 10 in binary.</text:p>
      <text:p text:style-name="P1">Convert 193 to binary.</text:p>
      <text:p text:style-name="P3">1 x 128 (193 – 128 = 65) 1 x 64 <text:s/>0 x 32 0 x 16 0 x 8 0 x 4 0 x 2 1 x 1 = 1100 0001</text:p>
      <text:p text:style-name="P2">What is -<text:span text:style-name="T1">1</text:span> in binary? <text:s/></text:p>
      <text:p text:style-name="P2"><text:s text:c="26"/>_ _ _ _ <text:s/>_ _ _ _ </text:p>
      <text:p text:style-name="P3">(1<text:span text:style-name="T2">st</text:span> bit is the sign)</text:p>
      <text:p text:style-name="P3">Does -1 = <text:span text:style-name="T4">1000 0001 <text:s text:c="2"/>---- 1000 0000</text:span></text:p>
      <text:p text:style-name="P3"/>
      <text:p text:style-name="P4">1111 1111 = -127??? <text:s text:c="2"/>1111 1111 + 1 = <text:s/>0000 0000</text:p>
      <text:p text:style-name="P4"/>
      <text:p text:style-name="P4">Two’s complement</text:p>
      <text:p text:style-name="P4">--good news...positive integers work just as expected...just not as big (lost the first bit to sign)</text:p>
      <text:p text:style-name="P4">--”bad news” – negative numbers are not as straight forward</text:p>
      <text:p text:style-name="P4">--good news...the math will make sense!!!!</text:p>
      <text:p text:style-name="P4"><text:s text:c="6"/>0000 0000 – 0000 0001 = 1111 1111 <text:s text:c="2"/>(100,000,000 – 1 = 99,999,999) <text:s/>100000000 – 1 = 11111111</text:p>
      <text:p text:style-name="P4"/>
      <text:p text:style-name="P4">0000 0011 + <text:s/><text:span text:style-name="T5">Two’s complement solves this problem too!</text:span></text:p>
      <text:p text:style-name="P5">1000 0011</text:p>
      <text:p text:style-name="P4">1000 <text:s/>01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08:52:29.406588904</meta:creation-date>
    <dc:date>2020-09-21T13:29:32.896744856</dc:date>
    <meta:editing-duration>PT3H55M22S</meta:editing-duration>
    <meta:editing-cycles>1</meta:editing-cycles>
    <meta:document-statistic meta:table-count="0" meta:image-count="0" meta:object-count="0" meta:page-count="1" meta:paragraph-count="18" meta:word-count="150" meta:character-count="739" meta:non-whitespace-character-count="558"/>
    <meta:generator>LibreOffice/6.0.7.3$Linux_X86_64 LibreOffice_project/00m0$Build-3</meta:generator>
  </office:meta>
</office:document-meta>
</file>